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7.090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alucía</text:p>
          </table:table-cell>
          <table:table-cell office:value-type="float" office:value="140295" table:style-name="ce5">
            <text:p>140.295</text:p>
          </table:table-cell>
          <table:table-cell office:value-type="float" office:value="81387" table:style-name="ce5">
            <text:p>81.387</text:p>
          </table:table-cell>
          <table:table-cell office:value-type="percentage" office:value="0.58011333262054954" table:style-name="ce6">
            <text:p>58,0%</text:p>
          </table:table-cell>
          <table:table-cell office:value-type="date" office:date-value="2021-01-09T00:00:00" table:style-name="ce13">
            <text:p>09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agón</text:p>
          </table:table-cell>
          <table:table-cell office:value-type="float" office:value="23715" table:style-name="ce8">
            <text:p>23.715</text:p>
          </table:table-cell>
          <table:table-cell office:value-type="float" office:value="10998" table:style-name="ce8">
            <text:p>10.998</text:p>
          </table:table-cell>
          <table:table-cell office:value-type="percentage" office:value="0.46375711574952561" table:style-name="ce9">
            <text:p>46,4%</text:p>
          </table:table-cell>
          <table:table-cell office:value-type="date" office:date-value="2021-01-09T00:00:00" table:style-name="ce14">
            <text:p>09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turias<text:s/></text:p>
          </table:table-cell>
          <table:table-cell office:value-type="float" office:value="23720" table:style-name="ce8">
            <text:p>23.720</text:p>
          </table:table-cell>
          <table:table-cell office:value-type="float" office:value="18943" table:style-name="ce8">
            <text:p>18.943</text:p>
          </table:table-cell>
          <table:table-cell office:value-type="percentage" office:value="0.79860876897133226" table:style-name="ce9">
            <text:p>79,9%</text:p>
          </table:table-cell>
          <table:table-cell office:value-type="date" office:date-value="2021-01-09T00:00:00" table:style-name="ce14">
            <text:p>09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leares</text:p>
          </table:table-cell>
          <table:table-cell office:value-type="float" office:value="12840" table:style-name="ce8">
            <text:p>12.840</text:p>
          </table:table-cell>
          <table:table-cell office:value-type="float" office:value="4652" table:style-name="ce8">
            <text:p>4.652</text:p>
          </table:table-cell>
          <table:table-cell office:value-type="percentage" office:value="0.36230529595015576" table:style-name="ce9">
            <text:p>36,2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rias</text:p>
          </table:table-cell>
          <table:table-cell office:value-type="float" office:value="27660" table:style-name="ce8">
            <text:p>27.660</text:p>
          </table:table-cell>
          <table:table-cell office:value-type="float" office:value="13607" table:style-name="ce8">
            <text:p>13.607</text:p>
          </table:table-cell>
          <table:table-cell office:value-type="percentage" office:value="0.49193781634128708" table:style-name="ce9">
            <text:p>49,2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tabria</text:p>
          </table:table-cell>
          <table:table-cell office:value-type="float" office:value="11850" table:style-name="ce8">
            <text:p>11.850</text:p>
          </table:table-cell>
          <table:table-cell office:value-type="float" office:value="8474" table:style-name="ce8">
            <text:p>8.474</text:p>
          </table:table-cell>
          <table:table-cell office:value-type="percentage" office:value="0.71510548523206752" table:style-name="ce9">
            <text:p>71,5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y Leon<text:s/></text:p>
          </table:table-cell>
          <table:table-cell office:value-type="float" office:value="51390" table:style-name="ce8">
            <text:p>51.390</text:p>
          </table:table-cell>
          <table:table-cell office:value-type="float" office:value="36205" table:style-name="ce8">
            <text:p>36.205</text:p>
          </table:table-cell>
          <table:table-cell office:value-type="percentage" office:value="0.70451449698384905" table:style-name="ce9">
            <text:p>70,5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La Mancha</text:p>
          </table:table-cell>
          <table:table-cell office:value-type="float" office:value="35550" table:style-name="ce8">
            <text:p>35.550</text:p>
          </table:table-cell>
          <table:table-cell office:value-type="float" office:value="19209" table:style-name="ce8">
            <text:p>19.209</text:p>
          </table:table-cell>
          <table:table-cell office:value-type="percentage" office:value="0.54033755274261608" table:style-name="ce9">
            <text:p>54,0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taluña</text:p>
          </table:table-cell>
          <table:table-cell office:value-type="float" office:value="120545" table:style-name="ce8">
            <text:p>120.545</text:p>
          </table:table-cell>
          <table:table-cell office:value-type="float" office:value="68405" table:style-name="ce8">
            <text:p>68.405</text:p>
          </table:table-cell>
          <table:table-cell office:value-type="percentage" office:value="0.56746443236965449" table:style-name="ce9">
            <text:p>56,7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. Valenciana</text:p>
          </table:table-cell>
          <table:table-cell office:value-type="float" office:value="61225" table:style-name="ce8">
            <text:p>61.225</text:p>
          </table:table-cell>
          <table:table-cell office:value-type="float" office:value="45674" table:style-name="ce8">
            <text:p>45.674</text:p>
          </table:table-cell>
          <table:table-cell office:value-type="percentage" office:value="0.74600244997958354" table:style-name="ce9">
            <text:p>74,6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xtremadura</text:p>
          </table:table-cell>
          <table:table-cell office:value-type="float" office:value="21725" table:style-name="ce8">
            <text:p>21.725</text:p>
          </table:table-cell>
          <table:table-cell office:value-type="float" office:value="9303" table:style-name="ce8">
            <text:p>9.303</text:p>
          </table:table-cell>
          <table:table-cell office:value-type="percentage" office:value="0.4282163406214039" table:style-name="ce9">
            <text:p>42,8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licia</text:p>
          </table:table-cell>
          <table:table-cell office:value-type="float" office:value="37555" table:style-name="ce8">
            <text:p>37.555</text:p>
          </table:table-cell>
          <table:table-cell office:value-type="float" office:value="30418" table:style-name="ce8">
            <text:p>30.418</text:p>
          </table:table-cell>
          <table:table-cell office:value-type="percentage" office:value="0.80995872720010653" table:style-name="ce9">
            <text:p>81,0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 Rioja</text:p>
          </table:table-cell>
          <table:table-cell office:value-type="float" office:value="5915" table:style-name="ce8">
            <text:p>5.915</text:p>
          </table:table-cell>
          <table:table-cell office:value-type="float" office:value="3457" table:style-name="ce8">
            <text:p>3.457</text:p>
          </table:table-cell>
          <table:table-cell office:value-type="percentage" office:value="0.58444632290786136" table:style-name="ce9">
            <text:p>58,4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drid</text:p>
          </table:table-cell>
          <table:table-cell office:value-type="float" office:value="98790" table:style-name="ce8">
            <text:p>98.790</text:p>
          </table:table-cell>
          <table:table-cell office:value-type="float" office:value="24897" table:style-name="ce8">
            <text:p>24.897</text:p>
          </table:table-cell>
          <table:table-cell office:value-type="percentage" office:value="0.25201943516550257" table:style-name="ce9">
            <text:p>25,2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urcia<text:s/></text:p>
          </table:table-cell>
          <table:table-cell office:value-type="float" office:value="25685" table:style-name="ce8">
            <text:p>25.685</text:p>
          </table:table-cell>
          <table:table-cell office:value-type="float" office:value="10361" table:style-name="ce8">
            <text:p>10.361</text:p>
          </table:table-cell>
          <table:table-cell office:value-type="percentage" office:value="0.40338719096749076" table:style-name="ce9">
            <text:p>40,3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varra</text:p>
          </table:table-cell>
          <table:table-cell office:value-type="float" office:value="11850" table:style-name="ce8">
            <text:p>11.850</text:p>
          </table:table-cell>
          <table:table-cell office:value-type="float" office:value="5468" table:style-name="ce8">
            <text:p>5.468</text:p>
          </table:table-cell>
          <table:table-cell office:value-type="percentage" office:value="0.46143459915611812" table:style-name="ce9">
            <text:p>46,1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aís Vasco</text:p>
          </table:table-cell>
          <table:table-cell office:value-type="float" office:value="31605" table:style-name="ce8">
            <text:p>31.605</text:p>
          </table:table-cell>
          <table:table-cell office:value-type="float" office:value="13103" table:style-name="ce8">
            <text:p>13.103</text:p>
          </table:table-cell>
          <table:table-cell office:value-type="percentage" office:value="0.41458629963613353" table:style-name="ce9">
            <text:p>41,5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698" table:style-name="ce8">
            <text:p>698</text:p>
          </table:table-cell>
          <table:table-cell office:value-type="percentage" office:value="0.69452736318407959" table:style-name="ce9">
            <text:p>69,5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832" table:style-name="ce8">
            <text:p>832</text:p>
          </table:table-cell>
          <table:table-cell office:value-type="percentage" office:value="0.8278606965174129" table:style-name="ce9">
            <text:p>82,8%</text:p>
          </table:table-cell>
          <table:table-cell office:value-type="date" office:date-value="2021-01-08T00:00:00" table:style-name="ce15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es</text:p>
          </table:table-cell>
          <table:table-cell office:value-type="float" office:value="743925" table:style-name="ce11">
            <text:p>743.925</text:p>
          </table:table-cell>
          <table:table-cell office:value-type="float" office:value="406091" table:style-name="ce11">
            <text:p>406.091</text:p>
          </table:table-cell>
          <table:table-cell office:value-type="percentage" office:value="0.54587626440837445" table:style-name="ce12">
            <text:p>54,6%</text:p>
          </table:table-cell>
          <table:table-cell table:style-name="ce1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1T16:58:23Z</dc:date>
  </office:meta>
</office:document-meta>
</file>